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ValueTests.testA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ValueTests.testSetPropertyTypeCoercionThrough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Map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ArrayElementInvali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ValueTests.testSetElementOf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ValueTests.testSetGenericListElementValueTypeCoercion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Error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ArrayElementNest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GenericListElementValueTypeCoerc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setValue( String expression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ValueTests.setValueExpectError( String expression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ValueTests.testSetGenericMapElementRequiresCoerc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ValueTests.setValue( String expression , Object value , Object expecte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tValueTests.testSetPropertyTypeCoerc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parse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ArrayElementValueAllPrimitiv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ValueTests.testSetListElementNest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SetListEle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IndexingIntoUnsuppor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Tests.testIsWritableForInvalidExpressions_SPR106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tValueTests.testSetArrayElementValueAllPrimitiveType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ValueTests.testSetArrayEle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